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style{report}</text:p>
      <text:p text:style-name="P1">\authors{Jarana Manotumruksa, Craig Martin, David McKenna, Rafael Nunes, Demian Till}</text:p>
      <text:p text:style-name="P1"/>
      <text:p text:style-name="P1">\begin{document}</text:p>
      <text:p text:style-name="P1">\chapter{Basic Chess Components}</text:p>
      <text:p text:style-name="P1">\section{Piece &amp; Board Representation}</text:p>
      <text:p text:style-name="P1"/>
      <text:p text:style-name="P2"><text:tab/>One of the first problems that must be considered when designing a chess engine is how the board and the pieces will be represented in memory. A well-implemented board representation aids the system not just in ease of programming, but also overall performance. Ideally, the implementation will aid the programmer in locating pieces, identifying the colour and type of pieces, move generation, and checking for illegal moves. A poor implementation will result in more design issues later, as finding pieces and move generation become difficult and require large amounts of manual hard-coded checking to be done, which in turn results in a large performance drop. As such, it is important to consider the representation that will be chosen in the engine.</text:p>
      <text:p text:style-name="P2"/>
      <text:p text:style-name="P1">\subsection{Board Representation}</text:p>
      <text:p text:style-name="P2"/>
      <text:p text:style-name="P2"><text:tab/>Many factors have to be considered when designing the chess engine's board storage. Originally, it was beneficial to use the smallest possible data structure, as memory space was small and efficient usage of the limited space was necessary. Since memory space is no longer the issue it used to be, modern chess engines aim for speed, efficiency and ease of use with regards to move generation, checking for illegal moves etc. Boards must also store other information about the game, such as the time until stalemate and eligibility to castle, but these can be stored as simple boolean objects with little difficulty compared to the structure of the board itself. Numerous data structures have been developed to represent boards in memory.</text:p>
      <text:p text:style-name="P2"/>
      <text:p text:style-name="P3">\subsubsection{One/Two-dimensional Array}</text:p>
      <text:p text:style-name="P4">\paragraph</text:p>
      <text:p text:style-name="P4"><text:tab/>The simplest representation of a board is a single 64 element array, with each square being numbered horizontally from one corner of the board. This uses up the least amount of space, and initially appears to make moving a piece simple: By simply changing the index of a piece by a number that the piece is legally allowed to move by, the new location can be determined. An alternate form uses a two dimensional 8x8 array, which presents a simple mapping of rank and file as shown in a real chess board with a minimal increase in complexity for determining movement. </text:p>
      <text:p text:style-name="P4"/>
      <text:p text:style-name="P4">\paragraph</text:p>
      <text:p text:style-name="P4"><text:tab/>However, problems arise when trying to determine illegal moves that take place off the edge of the board. As long as a piece can move unopposed by other pieces, it can travel through one side of the board and emerge on the next or previous rank of the other side. For example, a rook at h4, the far right of the board, could travel right and emerge on a5. Assuming <text:s/>that it did not encounter any other pieces, the rook could travel anywhere on the board by moving horizontally. Dealing with this problem results in a massive decrease in performance as every instance of this possibility must be checked to ensure that a piece cannot move off the board.</text:p>
      <text:p text:style-name="P4"/>
      <text:p text:style-name="P3">\subsubsection{Border Squares}</text:p>
      <text:p text:style-name="P4"/>
      <text:p text:style-name="P4"><text:tab/>A solution to this problem is to enlarge the array used to store the board to include border spaces, which signify the edge of the board. Typically, two border squares are used at the ends of each file, and one on both sides of each rank. These squares contain a value to signify the end of the board, and as such any piece that moves on them is committing an illegal move. Two squares are necessary for the border as the knight is a stepping piece and as such can move two squares without <text:soft-page-break/>passing through the first; only one border square is necessary on each side as any two-square stepping move will wrap around onto the border square on the other side. This eliminates the issue with checking illegal moves with only a small increase in memory space required.</text:p>
      <text:p text:style-name="P4"/>
      <text:p text:style-name="P3">\subsubsection{0x88 Method}</text:p>
      <text:p text:style-name="P4">\paragraph</text:p>
      <text:p text:style-name="P4">Another method used to represent boards is the 0x88 method, which uses the shape of the board and properties of hexadecimal numbers to determine illegal moves. The data structure used is an array of 128 elements, which is arranged as two identical chess boards side by side, with the numbering continuing horizontally across both boards before wrapping around to the next rank. The left board is used to contain the legal squares, while the right contains illegal ones; since two boards side by side produce 16 squares for each rank, certain hexadecimal properties hold with regards to the index of each square. When performing a bitwise and operation with the hexadecimal number 0x88 (10001000), any square on the right side of the board will result in a non-zero value, while every square on the left will result in zero. In this way, every illegal move can be determined with the same simple check.</text:p>
      <text:p text:style-name="P4">\paragraph</text:p>
      <text:p text:style-name="P4">The 0x88 method is more efficient than the border-controlled data structure, as there is no need to initialise the board with the illegal value.</text:p>
      <text:p text:style-name="P4"/>
      <text:p text:style-name="P3">\subsubsection{Bitboard}</text:p>
      <text:p text:style-name="P4"/>
      <text:p text:style-name="P4">The bitboard technique uses a number of 64-bit words to represent different aspects of the board, with each square containing a single bit to represent its state with regard to that aspect. For example, one word may contain the location of white pawns, while another will contain the position of one side's rooks. This allows the engine to take advantage of quick bitwise operations for each aspect of the board, <text:s/>and stores a large amount of data in a very small format.</text:p>
      <text:p text:style-name="P4"/>
      <text:p text:style-name="P5">\subsection{Piece representation}</text:p>
      <text:p text:style-name="P4"/>
      <text:p text:style-name="P4">Having decided on a particular data structure for the board used by the engine, it is now necessary to choose a representation for pieces in the game. Again, the simplest option would be to represent each piece as an integer. Each number would represent a different kind of piece, with positive and negative numbers used to differentiate colour.</text:p>
      <text:p text:style-name="P4"/>
      <text:p text:style-name="P4"><text:tab/>Immediately, several issues arise with this choice. The piece cannot know its own rules for movement, being simply a number. Movement must be checked when the piece tries to move in a lengthy and unwieldy test. In addition, it is difficult to find the location of all of one side’s pieces; a search of the whole board must be carried out.</text:p>
      <text:p text:style-name="P4"/>
      <text:p text:style-name="P4"><text:tab/>It is more efficient to introduce a separate structure to represent pieces on the board. Ideally, the location and type of all pieces for one colour can be used, cutting down the search time required to find a specific piece. In addition, a piece can store its own movement information, making the process of move generation and checking for illegal moves more streamlined.</text:p>
      <text:p text:style-name="P4"/>
      <text:p text:style-name="P5">\section{Artificial Intelligence}</text:p>
      <text:p text:style-name="P4"/>
      <text:p text:style-name="P4">The development of a chess artificial intelligence requires multiple components to be working together to produce a quick, clever response to any board layout. A balance must be struck between speed and performance, for a complex evaluator will produce a good move but will spend unmanageable amounts of time doing so.</text:p>
      <text:p text:style-name="P4"/>
      <text:p text:style-name="P5"><text:soft-page-break/>\subsection{Move generation}</text:p>
      <text:p text:style-name="P4"/>
      <text:p text:style-name="P5"><text:span text:style-name="T1">The first step in the artificial intelligence evaluation process for each move made by the AI is the generation of all available moves from the current board position. The representation of the board and pieces helps greatly in this task, as each available piece must be checked to find all moves it can make that are not illegal. When all available moves have been found, they are added to the game </text:span><text:span text:style-name="T1">tree for that position.</text:span></text:p>
      <text:p text:style-name="P4"/>
      <text:p text:style-name="P5">\subsection{The Game Tree}</text:p>
      <text:p text:style-name="P4"/>
      <text:p text:style-name="P4">The game tree is a data structure containing potential moves. Starting from the current position of the board, all available moves are generated and added to the tree. Then, for each of these moves, potential responses that could be made by the opponent on their move are generated, and this continues until a determined depth has been reached.</text:p>
      <text:p text:style-name="P4"/>
      <text:p text:style-name="P4"><text:tab/>The amount of moves in the game tree increases exponentially with each level of depth, as the opening alone consists of twenty available moves, and this number only increases as the game moves forward.. The depth to which the game tree is generated is a massive factor in the performance of the AI for the simple reason that more moves generated means more moves to evaluate. An AI using a smaller game tree will make faster moves, but one with a larger game tree will be able to see further ahead into the game and thus make more informed moves. Iterative deepening can be used, which allows the AI to generate more moves to see further into situations that may be positive for it without forcing a search of another level of the entire tree.</text:p>
      <text:p text:style-name="P4"/>
      <text:p text:style-name="P3">\subsubsection{Searching algorithms}</text:p>
      <text:p text:style-name="P4"/>
      <text:p text:style-name="P4"><text:tab/>Having created the game tree, it is now necessary to search through it to find the best move. <text:s/>A human mind examines several moves that are likely to be beneficial and follows them to various lengths to find their likely best choice. Machines, however, cannot choose moves in the same way and must perform an exhaustive search of the game tree. There are many algorithms developed for this purpose, the simplest of which is Minimax, which searches through every node in the tree and evaluates every one. Obviously for larger game trees this quickly becomes incredibly slow, and much of the evaluator's time is wasted checking pointless moves that have already been found to result in no positive score for the AI.</text:p>
      <text:p text:style-name="P4"/>
      <text:p text:style-name="P4"><text:tab/>By pruning the tree a quicker search can be performed, such as in the Alphabeta algorithm which immediately stops searching a branch if it can be determined that any result from that point on will be worse than an option that has been found to be the best possible move thus far. In this way, a tree of significant depth can be searched while maintaining a decent speed.</text:p>
      <text:p text:style-name="P4"/>
      <text:p text:style-name="P4"><text:tab/>Preferably, a good move will be found quickly, allowing the search algorithm to discard more of the pointless moves. Ordering moves in the tree is useful in this regard, placing moves that are likely to produce good results first. Moves that result in check are often ordered first, as these moves often have few responses, followed by moves that take pieces as these moves are likely to be beneficial to the AI taking them(material being the main factor in the production of a side's score).</text:p>
      <text:p text:style-name="P4"/>
      <text:p text:style-name="P5">\subsection{Evaluator}</text:p>
      <text:p text:style-name="P4"/>
      <text:p text:style-name="P4"><text:tab/>The evaluator is the part of the AI that determines the score of each move, and is applied to each position in the game tree reached by the search algorithm. The development of a sophisticated evaluator is essential to the creation of a skilled AI, as the engine will make its moves according to the decisions of the evaluator.</text:p>
      <text:p text:style-name="P4"><text:soft-page-break/></text:p>
      <text:p text:style-name="P4"><text:tab/>Each position is analysed based on different factors, many of which can be included or not included to improve the skill or speed of the chess engine respectively. The primary factor is the material each player has available to them; taking a piece carries a large score decrease for the player whose piece is lost. Because of this, moves that lead to pieces being taken are often chosen by the evaluator, unless the opponent can respond with a move which results in the loss of a more valuable piece. <text:s/>Other factors that can be included in the evaluator include board control(the amount of space one player currently has pieces attacking), king safety, the availability of castling, and the development of more valuable pieces to an advantageous position where they can move about freely.</text:p>
      <text:p text:style-name="P4"/>
      <text:p text:style-name="P4">When evaluating through the game tree, one side will aim to produce the highest positive score, while the other side will make moves to produce the lowest negative score. In this way, either side's gain is the other's loss. The evaluator will move through the game tree, applying a score modifier to the resulting position each move creates, and then a corresponding score modifier to each response produced by the other side. When the game tree has been fully evaluated, either because there are no moves left to check at this depth or it has been determined that no other move could produce a better result for the side whose move is being considered, the AI will make its move according to the series of actions that will produce the most favourable outcome(with the assumption that the opposing side will respond in a way that is favourable for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 d</meta:initial-creator>
    <meta:creation-date>2013-02-17T17:09:38.26</meta:creation-date>
    <dc:date>2013-03-03T22:54:40.81</dc:date>
    <dc:creator>d d</dc:creator>
    <meta:editing-duration>PT02H52M11S</meta:editing-duration>
    <meta:editing-cycles>2</meta:editing-cycles>
    <meta:generator>OpenOffice.org/3.2$Win32 OpenOffice.org_project/320m18$Build-9502</meta:generator>
    <meta:document-statistic meta:table-count="0" meta:image-count="0" meta:object-count="0" meta:page-count="4" meta:paragraph-count="41" meta:word-count="2022" meta:character-count="11998"/>
  </office:meta>
</office:document-meta>
</file>